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54pt" style:font-size-asian="72pt" style:font-size-complex="72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8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Breakpoints, </text:span><text:span text:style-name="T1"><text:line-break/></text:span><text:span text:style-name="T1">Melihat Register dan Memori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Apa itu breakpoint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Merupakan suatu teknik “pause“ atau “jeda“ pada titik tertentu di suatu program yang berjalan untuk tujuan debugging berdasarkan kriteria tertentu</text:p>
              </text:list-item>
              <text:list-item>
                <text:p text:style-name="P1">Kriteria bisa tentang mengeksekusi instruksi yang ingin diperiksa</text:p>
              </text:list-item>
              <text:list-item>
                <text:p text:style-name="P1">Debugger memungkinkan melihat/mengubah register CPU, Memory, Data, dsb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Mengatur Breakpoints di GDB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break address → berdasarkan alamat memori</text:p>
              </text:list-item>
              <text:list-item>
                <text:p text:style-name="P1">break nama_fungsi → berdasarkan nama_fungsi</text:p>
              </text:list-item>
              <text:list-item>
                <text:p text:style-name="P1">break line_number → berdasarkan nomor_bari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Setelah breakpoint lalu apa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Memeriksa register CPU</text:p>
                <text:p text:style-name="P1"/>
              </text:list-item>
              <text:list-item>
                <text:p text:style-name="P1">Memeriksa memori</text:p>
                <text:p text:style-name="P1"/>
              </text:list-item>
              <text:list-item>
                <text:p text:style-name="P1">Memahami alur program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Melihat Daftar Breakpoint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info breakpoin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Enable/Disable/Delete Breakpoint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Disable num</text:p>
                <text:p text:style-name="P1"/>
              </text:list-item>
              <text:list-item>
                <text:p text:style-name="P1">Enable num</text:p>
                <text:p text:style-name="P1"/>
              </text:list-item>
              <text:list-item>
                <text:p text:style-name="P1">Delete nu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Memeriksa Memori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help x</text:p>
              </text:list-item>
              <text:list-item>
                <text:p>x/format alamat</text:p>
              </text:list-item>
              <text:list-item>
                <text:p>Format </text:p>
              </text:list-item>
            </text:list>
            <text:list text:style-name="L3">
              <text:list-item>
                <text:list>
                  <text:list-item>
                    <text:p>Jumlah yang ingin diperiksa</text:p>
                  </text:list-item>
                  <text:list-item>
                    <text:p>Cara representasi data</text:p>
                  </text:list-item>
                  <text:list-item>
                    <text:p>Representasi size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2H57M18S</meta:editing-duration>
    <meta:editing-cycles>36</meta:editing-cycles>
    <meta:generator>LibreOffice/7.3.2.2$Linux_X86_64 LibreOffice_project/30$Build-2</meta:generator>
    <dc:title>Vivid</dc:title>
    <dc:date>2022-05-01T16:32:17.103039199</dc:date>
    <meta:document-statistic meta:object-count="84"/>
  </office:meta>
</office:document-meta>
</file>